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dc6" officeooo:paragraph-rsid="0008fdc6"/>
    </style:style>
    <style:style style:name="P2" style:family="paragraph" style:parent-style-name="Standard">
      <style:text-properties officeooo:rsid="000ac10d" officeooo:paragraph-rsid="000ac10d"/>
    </style:style>
    <style:style style:name="P3" style:family="paragraph" style:parent-style-name="Standard">
      <style:text-properties officeooo:rsid="000b1716" officeooo:paragraph-rsid="000b1716"/>
    </style:style>
    <style:style style:name="P4" style:family="paragraph" style:parent-style-name="Standard">
      <style:text-properties officeooo:rsid="000d0114" officeooo:paragraph-rsid="000d0114"/>
    </style:style>
    <style:style style:name="P5" style:family="paragraph" style:parent-style-name="Standard">
      <style:text-properties officeooo:rsid="000d104a" officeooo:paragraph-rsid="000d104a"/>
    </style:style>
    <style:style style:name="P6" style:family="paragraph" style:parent-style-name="Standard">
      <style:text-properties officeooo:rsid="0010085b" officeooo:paragraph-rsid="0010085b"/>
    </style:style>
    <style:style style:name="T1" style:family="text">
      <style:text-properties officeooo:rsid="000b1716"/>
    </style:style>
    <style:style style:name="T2" style:family="text">
      <style:text-properties officeooo:rsid="000e5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ctalX 12 plans</text:p>
      <text:p text:style-name="P1"/>
      <text:p text:style-name="P1">9/26/20</text:p>
      <text:p text:style-name="P1"/>
      <text:p text:style-name="P1">Make a new project FractalX12 MFC multidoc</text:p>
      <text:p text:style-name="P1"/>
      <text:p text:style-name="P1">Use Luna 12 to start off</text:p>
      <text:p text:style-name="P1"/>
      <text:p text:style-name="P1">Copy exercise for chap 6 and get it to work in MFC</text:p>
      <text:p text:style-name="P1"/>
      <text:p text:style-name="P2">Remove property, <text:span text:style-name="T1">file, output,</text:span> and class views</text:p>
      <text:p text:style-name="P2"/>
      <text:p text:style-name="P3">Commit </text:p>
      <text:p text:style-name="P3">Created FractalX12 project (MFC multidoc)</text:p>
      <text:p text:style-name="P3"/>
      <text:p text:style-name="P4">Next add libraries for DX12</text:p>
      <text:p text:style-name="P5">d3dcompiler.lib</text:p>
      <text:p text:style-name="P5">D3D12.lib</text:p>
      <text:p text:style-name="P5">dxgi.lib</text:p>
      <text:p text:style-name="P5"/>
      <text:p text:style-name="P5">Create a shell for Renderer12 – <text:span text:style-name="T2">don’t put it in another namespace yet. Keep everything in main project for now.</text:span></text:p>
      <text:p text:style-name="P5"/>
      <text:p text:style-name="P6">Got Renderer12</text:p>
      <text:p text:style-name="P6">Commit: Made shell for view and Renderer12</text:p>
      <text:p text:style-name="P6"/>
      <text:p text:style-name="P6">Next:</text:p>
      <text:p text:style-name="P6"/>
      <text:p text:style-name="P6">Start adding Box code</text:p>
      <text:p text:style-name="P6"/>
      <text:p text:style-name="P6">eventually fix so it used std::min max. <text:s/>#define NOMINMAX not working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20:08:33.076000000</meta:creation-date>
    <dc:date>2020-09-26T22:14:04.857000000</dc:date>
    <meta:editing-duration>PT1H43M43S</meta:editing-duration>
    <meta:editing-cycles>6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8" meta:word-count="94" meta:character-count="555" meta:non-whitespace-character-count="476"/>
  </office:meta>
</office:document-meta>
</file>